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You make camp in a bluff beside a stream in a small crop of trees. There you spend three days recovering with Amadeo's healing magic. On the fourth day, you set out on your journey back to Era. You cut across the plains to the east, making for the Oldvale road. From there, you head south towards The Pyre.</text:p>
      <text:p text:style-name="Standard"><text:tab/>Along the way, you talk to Amadeo about the upcoming tournament. </text:p>
      <text:p text:style-name="Standard"><text:tab/>“I actually know the man that is hosting it, but I'll let you find out who he is on your own,” Amadeo says, smiling.</text:p>
      <text:p text:style-name="Standard"><text:tab/>“What I can tell you however, is a detail about the job that I think you'll appreciate.”</text:p>
      <text:p text:style-name="Standard"/>
      <text:p text:style-name="Standard"><text:tab/>“He means for the winners of the matches, if deemed worthy after inspection, to infiltrate Erressea itself and attempt to prevent the elves from gaining a significant advantage in the upcoming war-- and yes, war is coming, be sure of that. I know you're not the most fond of elves, so this might give you a small boost in determination to win an event,” added Amadeo, smiling, “Plus, it would make me look good, knighting someone who then goes on to win a tournament.”</text:p>
      <text:p text:style-name="Standard"><text:tab/>Do you anything to ask or say?</text:p>
      <text:p text:style-name="Standard"/>
      <text:p text:style-name="Standard">Amadeo stays at the Pyre as you head back to Era. “I will send a bird to the guildhouse with the details of the knighting ceremony, but until then, I must say goodbye, my friends.”</text:p>
      <text:p text:style-name="Standard"><text:tab/></text:p>
      <text:p text:style-name="Standard"><text:tab/>You meet no trouble on the road back to Era, nor do you see the mighty bear again. </text:p>
      <text:p text:style-name="Standard"/>
      <text:p text:style-name="Standard">You arrive back in Era exactly seven days before the tournament. The city is abuzz with activity, along with the guildhouse. You find out quickly that the official lists have been posted in the Event Guildhall, but Eomar copied them down, so there is a version in the guildhouse to look at.</text:p>
      <text:p text:style-name="Standard"><text:tab/>Do you inspect the lists?</text:p>
      <text:p text:style-name="Standard"/>
      <text:p text:style-name="Standard"><text:tab/>What do you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9T08:36:03.08</meta:creation-date>
    <meta:document-statistic meta:table-count="0" meta:image-count="0" meta:object-count="0" meta:page-count="1" meta:paragraph-count="12" meta:word-count="316" meta:character-count="1676"/>
    <dc:date>2015-08-19T09:03:33.69</dc:date>
    <dc:creator>Nolan Roth</dc:creator>
    <meta:editing-duration>PT9M12S</meta:editing-duration>
    <meta:editing-cycles>1</meta:editing-cycles>
    <meta:generator>OpenOffice/4.1.1$Win32 OpenOffice.org_project/411m6$Build-9775</meta:generator>
  </office:meta>
</office:document-meta>
</file>